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56.386cm" fo:min-width="68.336cm" fo:padding-top="1.007cm" fo:padding-bottom="1.007cm" fo:padding-left="1.132cm" fo:padding-right="1.132cm"/>
    </style:style>
    <style:style style:name="gr2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gr3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9.86cm" draw:shadow="hidden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4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6" style:family="paragraph">
      <style:text-properties style:font-name="Arial Black" fo:font-size="200pt" style:font-size-asian="200pt" style:font-size-complex="200pt"/>
    </style:style>
    <style:style style:name="P7" style:family="paragraph">
      <loext:graphic-properties draw:fill="none" draw:fill-color="#ffffff"/>
      <style:paragraph-properties style:writing-mode="lr-tb"/>
      <style:text-properties style:font-name="Arial Black" fo:font-size="200pt" style:font-size-asian="200pt" style:font-size-complex="200pt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Arial Black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0.6cm" svg:height="58.4cm" svg:x="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7.1cm" svg:y1="5cm" svg:x2="75.6cm" svg:y2="5cm">
          <text:p/>
        </draw:line>
        <draw:frame draw:style-name="gr3" draw:text-style-name="P3" draw:layer="layout" svg:width="16cm" svg:height="6.5cm" svg:x="7cm" svg:y="28.5cm">
          <draw:text-box>
            <text:p><text:span text:style-name="T1">139 cm</text:span></text:p>
          </draw:text-box>
        </draw:frame>
        <draw:frame draw:style-name="gr3" draw:text-style-name="P3" draw:layer="layout" svg:width="16cm" svg:height="6.5cm" svg:x="54.998cm" svg:y="0.38cm">
          <draw:text-box>
            <text:p><text:span text:style-name="T1">285 cm</text:span></text:p>
          </draw:text-box>
        </draw:frame>
        <draw:frame draw:style-name="gr3" draw:text-style-name="P3" draw:layer="layout" svg:width="16cm" svg:height="6.5cm" svg:x="33.5cm" svg:y="65cm">
          <draw:text-box>
            <text:p><text:span text:style-name="T1">706 cm</text:span></text:p>
          </draw:text-box>
        </draw:frame>
        <draw:line draw:style-name="gr2" draw:text-style-name="P2" draw:layer="layout" svg:x1="5cm" svg:y1="37.3cm" svg:x2="5cm" svg:y2="23.4cm">
          <text:p/>
        </draw:line>
        <draw:frame draw:style-name="gr3" draw:text-style-name="P3" draw:layer="layout" svg:width="16cm" svg:height="6.5cm" svg:x="77.25cm" svg:y="32.25cm">
          <draw:text-box>
            <text:p><text:span text:style-name="T1">584 cm</text:span></text:p>
          </draw:text-box>
        </draw:frame>
        <draw:custom-shape draw:style-name="gr4" draw:text-style-name="P5" draw:layer="layout" svg:width="6cm" svg:height="10.181cm" svg:x="92.75cm" svg:y="87.819cm">
          <text:p text:style-name="P4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7" draw:layer="layout" svg:width="32.75cm" svg:height="30.11cm" svg:x="29.5cm" svg:y="24.14cm">
          <draw:text-box>
            <text:p text:style-name="P6"><text:span text:style-name="T3">706 x</text:span></text:p>
            <text:p text:style-name="P6"><text:span text:style-name="T3">548 c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4-18T15:03:30.672000000</dc:date>
    <meta:editing-duration>PT55M21S</meta:editing-duration>
    <meta:editing-cycles>34</meta:editing-cycles>
    <meta:generator>LibreOffice/7.0.4.2$Windows_X86_64 LibreOffice_project/dcf040e67528d9187c66b2379df5ea4407429775</meta:generator>
    <meta:document-statistic meta:object-count="9"/>
  </office:meta>
</office:document-meta>
</file>